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 officeooo:rsid="000f1f35" officeooo:paragraph-rsid="000f1f35"/>
    </style:style>
    <style:style style:name="P3" style:family="paragraph" style:parent-style-name="Preformatted_20_Text">
      <style:text-properties fo:font-variant="normal" fo:text-transform="none" fo:color="#000000" fo:letter-spacing="normal" fo:font-style="normal" fo:font-weight="normal" officeooo:paragraph-rsid="000f63b2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Standard">
      <style:text-properties officeooo:rsid="000f1f35" officeooo:paragraph-rsid="000f1f35"/>
    </style:style>
    <style:style style:name="T1" style:family="text">
      <style:text-properties officeooo:rsid="000f1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TR (Full Time Result) → H=Home, D=Draw, A=Away</text:p>
      <text:p text:style-name="P5">HTR (Full Time Result)→ H=Home, D=Draw, A=Away</text:p>
      <text:p text:style-name="P5"/>
      <text:p text:style-name="P3"><text:span text:style-name="T1">B365H, </text:span>B365D, B365A, BSH, BSD, BSA, BWH, BWD, BWA, GBH, GBD, GBA, IWH, IWD, IWA, LBH, LBD, LBA, PSH and PH, PSD and PD, PSA and PA, SOH, SOD, SOA, SBH, SBD, SBA, SJH, SJD, SJA, SYH, SYD, SYA, VCH, VCD, VCA, WHH, WHD, <text:span text:style-name="T1">WHA</text:span></text:p>
      <text:p text:style-name="P5"/>
      <text:p text:style-name="P5"/>
      <text:p text:style-name="P2">B365H = Bet365 home win odds</text:p>
      <text:p text:style-name="P1">B365D = Bet365 draw odds</text:p>
      <text:p text:style-name="P1">B365A = Bet365 away win odds</text:p>
      <text:p text:style-name="P1">BSH = Blue Square home win odds</text:p>
      <text:p text:style-name="P1">BSD = Blue Square draw odds</text:p>
      <text:p text:style-name="P1">BSA = Blue Square away win odds</text:p>
      <text:p text:style-name="P1">BWH = Bet&amp;Win home win odds</text:p>
      <text:p text:style-name="P1">BWD = Bet&amp;Win draw odds</text:p>
      <text:p text:style-name="P1">BWA = Bet&amp;Win away win odds</text:p>
      <text:p text:style-name="P1">GBH = Gamebookers home win odds</text:p>
      <text:p text:style-name="P1">GBD = Gamebookers draw odds</text:p>
      <text:p text:style-name="P1">GBA = Gamebookers away win odds</text:p>
      <text:p text:style-name="P1">IWH = Interwetten home win odds</text:p>
      <text:p text:style-name="P1">IWD = Interwetten draw odds</text:p>
      <text:p text:style-name="P1">IWA = Interwetten away win odds</text:p>
      <text:p text:style-name="P1">LBH = Ladbrokes home win odds</text:p>
      <text:p text:style-name="P1">LBD = Ladbrokes draw odds</text:p>
      <text:p text:style-name="P1">LBA = Ladbrokes away win odds</text:p>
      <text:p text:style-name="P1">PSH and PH = Pinnacle home win odds</text:p>
      <text:p text:style-name="P1">PSD and PD = Pinnacle draw odds</text:p>
      <text:p text:style-name="P1">PSA and PA = Pinnacle away win odds</text:p>
      <text:p text:style-name="P1">SOH = Sporting Odds home win odds</text:p>
      <text:p text:style-name="P1">SOD = Sporting Odds draw odds</text:p>
      <text:p text:style-name="P1">SOA = Sporting Odds away win odds</text:p>
      <text:p text:style-name="P1">SBH = Sportingbet home win odds</text:p>
      <text:p text:style-name="P1">SBD = Sportingbet draw odds</text:p>
      <text:p text:style-name="P1">SBA = Sportingbet away win odds</text:p>
      <text:p text:style-name="P1">SJH = Stan James home win odds</text:p>
      <text:p text:style-name="P1">SJD = Stan James draw odds</text:p>
      <text:p text:style-name="P1">SJA = Stan James away win odds</text:p>
      <text:p text:style-name="P1">SYH = Stanleybet home win odds</text:p>
      <text:p text:style-name="P1">SYD = Stanleybet draw odds</text:p>
      <text:p text:style-name="P1">SYA = Stanleybet away win odds</text:p>
      <text:p text:style-name="P1">VCH = VC Bet home win odds</text:p>
      <text:p text:style-name="P1">VCD = VC Bet draw odds</text:p>
      <text:p text:style-name="P1">VCA = VC Bet away win odds</text:p>
      <text:p text:style-name="P1">WHH = William Hill home win odds</text:p>
      <text:p text:style-name="P1">WHD = William Hill draw odds</text:p>
      <text:p text:style-name="P4">WHA = William Hill away win odd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9:22:49.628973755</meta:creation-date>
    <dc:date>2019-10-06T20:55:20.798781673</dc:date>
    <meta:editing-duration>PT30M9S</meta:editing-duration>
    <meta:editing-cycles>1</meta:editing-cycles>
    <meta:document-statistic meta:table-count="0" meta:image-count="0" meta:object-count="0" meta:page-count="1" meta:paragraph-count="42" meta:word-count="302" meta:character-count="1443" meta:non-whitespace-character-count="1183"/>
    <meta:generator>LibreOffice/6.0.7.3$Linux_X86_64 LibreOffice_project/00m0$Build-3</meta:generator>
  </office:meta>
</office:document-meta>
</file>